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Tail tag v2a jig BOM</text:p>
          </table:table-cell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 per jig</text:p>
          </table:table-cell>
          <table:table-cell office:value-type="string" calcext:value-type="string">
            <text:p>Quantity total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ig PCB</text:p>
          </table:table-cell>
          <table:table-cell office:value-type="float" office:value="1" calcext:value-type="float">
            <text:p>1</text:p>
          </table:table-cell>
          <table:table-cell table:formula="of:=[.B5]*[.$C$1]" office:value-type="float" office:value="10" calcext:value-type="float">
            <text:p>10</text:p>
          </table:table-cell>
          <table:table-cell office:value-type="string" calcext:value-type="string">
            <text:p>GO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formula="of:=[.G5]*ROUNDUP([.C5]/[.G5])*[.E5]/[.F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go pins</text:p>
          </table:table-cell>
          <table:table-cell office:value-type="float" office:value="19" calcext:value-type="float">
            <text:p>19</text:p>
          </table:table-cell>
          <table:table-cell table:formula="of:=[.B6]*[.$C$1]" office:value-type="float" office:value="190" calcext:value-type="float">
            <text:p>190</text:p>
          </table:table-cell>
          <table:table-cell office:value-type="string" calcext:value-type="string">
            <text:p>Farnell</text:p>
          </table:table-cell>
          <table:table-cell table:formula="of:=IF([.C6]&lt;50;1.84;IF([.C6]&lt;100;1.8;1.75))"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*ROUNDUP([.C6]/[.G6])*[.E6]/[.F6]" office:value-type="float" office:value="332.5" calcext:value-type="float">
            <text:p>332.5</text:p>
          </table:table-cell>
          <table:table-cell office:value-type="string" calcext:value-type="string">
            <text:p>https://uk.farnell.com/harwin/p13-0123/probe-pointed-1-27mm-pitch/dp/9960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gle clamp GH-201B</text:p>
          </table:table-cell>
          <table:table-cell office:value-type="float" office:value="1" calcext:value-type="float">
            <text:p>1</text:p>
          </table:table-cell>
          <table:table-cell table:formula="of:=[.B7]*[.$C$1]" office:value-type="float" office:value="10" calcext:value-type="float">
            <text:p>10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*ROUNDUP([.C7]/[.G7])*[.E7]/[.F7]" office:value-type="float" office:value="96.6" calcext:value-type="float">
            <text:p>96.6</text:p>
          </table:table-cell>
          <table:table-cell office:value-type="string" calcext:value-type="string">
            <text:p>https://www.goodhanduk.co.uk/Catalogue/Toggle-Clamps/Horizontal-Toggle-Clamps/Horizontal-Toggle-Clamp-Flat-Base-All-Arm-Types/Horizontal-Toggle-Clamp-Size-90Kg-GH-201-B</text:p>
          </table:table-cell>
          <table:table-cell table:number-columns-repeated="8"/>
          <table:table-cell office:value-type="string" calcext:value-type="string">
            <text:p>Alternative with different dimensions: https://www.amazon.co.uk/IMAGINE-Holding-CapacityAntislip-Horizontal-Release/dp/B073Z9ZVGQ</text:p>
          </table:table-cell>
        </table:table-row>
        <table:table-row table:style-name="ro1">
          <table:table-cell office:value-type="string" calcext:value-type="string">
            <text:p>8mm M2.5 screw</text:p>
          </table:table-cell>
          <table:table-cell office:value-type="float" office:value="8" calcext:value-type="float">
            <text:p>8</text:p>
          </table:table-cell>
          <table:table-cell table:formula="of:=[.B8]*[.$C$1]" office:value-type="float" office:value="80" calcext:value-type="float">
            <text:p>80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80" calcext:value-type="float">
            <text:p>80</text:p>
          </table:table-cell>
          <table:table-cell table:formula="of:=[.F8]" office:value-type="float" office:value="80" calcext:value-type="float">
            <text:p>80</text:p>
          </table:table-cell>
          <table:table-cell table:formula="of:=[.G8]*ROUNDUP([.C8]/[.G8])*[.E8]/[.F8]" office:value-type="float" office:value="2.28" calcext:value-type="float">
            <text:p>2.28</text:p>
          </table:table-cell>
          <table:table-cell office:value-type="string" calcext:value-type="string">
            <text:p>https://www.westfieldfasteners.co.uk/Bolts-Screws-Metric/Machine-Screw-Phillips-Pan-M2.5x8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.5 hex nut</text:p>
          </table:table-cell>
          <table:table-cell office:value-type="float" office:value="8" calcext:value-type="float">
            <text:p>8</text:p>
          </table:table-cell>
          <table:table-cell table:formula="of:=[.B9]*[.$C$1]" office:value-type="float" office:value="80" calcext:value-type="float">
            <text:p>80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50" calcext:value-type="float">
            <text:p>150</text:p>
          </table:table-cell>
          <table:table-cell table:formula="of:=[.F9]" office:value-type="float" office:value="150" calcext:value-type="float">
            <text:p>150</text:p>
          </table:table-cell>
          <table:table-cell table:formula="of:=[.G9]*ROUNDUP([.C9]/[.G9])*[.E9]/[.F9]" office:value-type="float" office:value="2.99" calcext:value-type="float">
            <text:p>2.99</text:p>
          </table:table-cell>
          <table:table-cell office:value-type="string" calcext:value-type="string">
            <text:p>https://www.westfieldfasteners.co.uk/Metric-Nuts/Hex-Nut-M2.5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.5 square nut</text:p>
          </table:table-cell>
          <table:table-cell office:value-type="float" office:value="4" calcext:value-type="float">
            <text:p>4</text:p>
          </table:table-cell>
          <table:table-cell table:formula="of:=[.B10]*[.$C$1]" office:value-type="float" office:value="40" calcext:value-type="float">
            <text:p>4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*ROUNDUP([.C10]/[.G10])*[.E10]/[.F10]" office:value-type="float" office:value="4" calcext:value-type="float">
            <text:p>4</text:p>
          </table:table-cell>
          <table:table-cell office:value-type="string" calcext:value-type="string">
            <text:p>https://www.accu.co.uk/en/flat-square-nuts/21325-HFSN-M2-5-A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mm M5 bolt</text:p>
          </table:table-cell>
          <table:table-cell office:value-type="float" office:value="4" calcext:value-type="float">
            <text:p>4</text:p>
          </table:table-cell>
          <table:table-cell table:formula="of:=[.B11]*[.$C$1]" office:value-type="float" office:value="40" calcext:value-type="float">
            <text:p>40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0" calcext:value-type="float">
            <text:p>30</text:p>
          </table:table-cell>
          <table:table-cell table:formula="of:=[.F11]" office:value-type="float" office:value="30" calcext:value-type="float">
            <text:p>30</text:p>
          </table:table-cell>
          <table:table-cell table:formula="of:=[.G11]*ROUNDUP([.C11]/[.G11])*[.E11]/[.F11]" office:value-type="float" office:value="6.28" calcext:value-type="float">
            <text:p>6.28</text:p>
          </table:table-cell>
          <table:table-cell office:value-type="string" calcext:value-type="string">
            <text:p>https://www.westfieldfasteners.co.uk/Bolts-Screws-Metric/Machine-Screw-Phillips-Pan-M5x12-A2-Stainless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 square nut</text:p>
          </table:table-cell>
          <table:table-cell office:value-type="float" office:value="4" calcext:value-type="float">
            <text:p>4</text:p>
          </table:table-cell>
          <table:table-cell table:formula="of:=[.B12]*[.$C$1]" office:value-type="float" office:value="40" calcext:value-type="float">
            <text:p>4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formula="of:=[.F12]" office:value-type="float" office:value="40" calcext:value-type="float">
            <text:p>40</text:p>
          </table:table-cell>
          <table:table-cell table:formula="of:=[.G12]*ROUNDUP([.C12]/[.G12])*[.E12]/[.F12]" office:value-type="float" office:value="2.3" calcext:value-type="float">
            <text:p>2.3</text:p>
          </table:table-cell>
          <table:table-cell office:value-type="string" calcext:value-type="string">
            <text:p><text:a xlink:href="https://www.westfieldfasteners.co.uk/Metric-Nuts/Square-Thin-Nut-M5-A2-Stainless.html" xlink:type="simple">https://www.westfieldfasteners.co.uk/Metric-Nuts/Square-Thin-Nut-M5-A2-Stainless.html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[.H15]/[.$C$1]" office:value-type="float" office:value="44.695" calcext:value-type="float">
            <text:p>44.695</text:p>
          </table:table-cell>
          <table:table-cell table:number-columns-repeated="2"/>
          <table:table-cell table:formula="of:=SUM([.H5:.H14])" office:value-type="float" office:value="446.95" calcext:value-type="float">
            <text:p>446.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16:25.722807541</meta:creation-date>
    <dc:date>2019-01-25T01:57:11.389900608</dc:date>
    <meta:editing-duration>PT2H27M25S</meta:editing-duration>
    <meta:editing-cycles>3</meta:editing-cycles>
    <meta:generator>LibreOffice/6.0.6.2$Linux_X86_64 LibreOffice_project/00m0$Build-2</meta:generator>
    <meta:document-statistic meta:table-count="1" meta:cell-count="80" meta:object-count="0"/>
  </office:meta>
</office:document-meta>
</file>